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E00000085E407A2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8000" fo:font-family="'URW Chancery L'" style:font-pitch="variable" fo:font-size="20pt" fo:text-shadow="1pt 1pt" style:font-size-asian="20pt" style:font-size-complex="20pt"/>
    </style:style>
    <style:style style:name="T1" style:family="text">
      <style:text-properties fo:color="#008000" fo:font-family="'URW Chancery L'" style:font-pitch="variable" fo:font-size="20pt" fo:text-shadow="1pt 1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4cm" svg:height="4.691cm" svg:x="8.277cm" svg:y="12.504cm">
          <draw:image xlink:href="Pictures/100000000000007E00000085E407A25E.jpg" xlink:type="simple" xlink:show="embed" xlink:actuate="onLoad">
            <text:p/>
          </draw:image>
        </draw:frame>
        <draw:frame draw:style-name="gr2" draw:text-style-name="P2" draw:layer="layout" svg:width="4.913cm" svg:height="1.161cm" svg:x="8.429cm" svg:y="17cm">
          <draw:text-box>
            <text:p text:style-name="P2"><text:span text:style-name="T1">Paint your twe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5-22T18:58:09</dc:date>
    <dc:creator>chronus </dc:creator>
    <meta:document-statistic meta:object-count="2"/>
    <meta:generator>LibreOffice/3.3$Linux LibreOffice_project/330m19$Build-202</meta:generator>
  </office:meta>
</office:document-meta>
</file>